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 Narrow" svg:font-family="'Nimbus Sans Narrow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d1d75" draw:textarea-vertical-align="middle" draw:auto-grow-height="false" fo:min-height="5.851cm" fo:min-width="6.501cm" fo:wrap-option="wrap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67cm" fo:min-width="0.49cm"/>
    </style:style>
    <style:style style:name="P1" style:family="paragraph">
      <loext:graphic-properties draw:fill-color="#8d1d75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6.1cm" svg:x="1.4cm" svg:y="1.1cm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7cm" svg:height="6.1cm" draw:transform="rotate (3.12902628297543) translate (8.556cm 8.922cm)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2" draw:layer="layout" svg:width="1.4cm" svg:height="1.3cm" svg:x="4.3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 Narrow" svg:font-family="'Nimbus Sans Narrow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6T09:39:23.855686481</meta:creation-date>
    <dc:date>2022-11-15T04:58:30.635572979</dc:date>
    <meta:editing-duration>PT1H6M26S</meta:editing-duration>
    <meta:editing-cycles>9</meta:editing-cycles>
    <meta:generator>LibreOffice/7.3.6.2$Linux_X86_64 LibreOffice_project/30$Build-2</meta:generator>
    <meta:document-statistic meta:object-count="3"/>
  </office:meta>
</office:document-meta>
</file>